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Times New Roman1" fo:font-size="14pt" fo:language="sv" fo:country="SE" officeooo:rsid="000a640e" officeooo:paragraph-rsid="000989d1" style:font-size-asian="14pt" style:font-size-complex="14pt"/>
    </style:style>
    <style:style style:name="P3" style:family="paragraph" style:parent-style-name="Standard">
      <style:text-properties style:font-name="Times New Roman1" fo:language="sv" fo:country="SE" officeooo:rsid="000a640e" officeooo:paragraph-rsid="000989d1"/>
    </style:style>
    <style:style style:name="P4" style:family="paragraph" style:parent-style-name="Standard">
      <style:paragraph-properties fo:line-height="100%"/>
      <style:text-properties style:font-name="Times New Roman1" fo:language="sv" fo:country="SE" officeooo:rsid="000a640e" officeooo:paragraph-rsid="000989d1"/>
    </style:style>
    <style:style style:name="P5" style:family="paragraph" style:parent-style-name="Standard">
      <style:paragraph-properties fo:line-height="100%"/>
      <style:text-properties style:font-name="Times New Roman1" fo:language="sv" fo:country="SE" officeooo:rsid="000a640e" officeooo:paragraph-rsid="000e60ca"/>
    </style:style>
    <style:style style:name="P6" style:family="paragraph" style:parent-style-name="Standard">
      <style:text-properties style:font-name="Times New Roman1" fo:language="sv" fo:country="SE" officeooo:rsid="000a640e" officeooo:paragraph-rsid="0013e6d0"/>
    </style:style>
    <style:style style:name="P7" style:family="paragraph" style:parent-style-name="Standard">
      <style:text-properties style:font-name="Times New Roman1" fo:language="sv" fo:country="SE" officeooo:rsid="000a640e" officeooo:paragraph-rsid="001d361b"/>
    </style:style>
    <style:style style:name="P8" style:family="paragraph" style:parent-style-name="Standard">
      <style:paragraph-properties fo:line-height="100%"/>
      <style:text-properties style:font-name="Times New Roman1" fo:language="sv" fo:country="SE" officeooo:rsid="001c424f" officeooo:paragraph-rsid="000e60ca"/>
    </style:style>
    <style:style style:name="P9" style:family="paragraph" style:parent-style-name="Standard">
      <style:text-properties style:font-name="Times New Roman1" fo:language="sv" fo:country="SE" officeooo:rsid="001d5091" officeooo:paragraph-rsid="001e521c"/>
    </style:style>
    <style:style style:name="P10" style:family="paragraph" style:parent-style-name="Standard">
      <style:text-properties style:font-name="Times New Roman1" fo:language="sv" fo:country="SE" officeooo:rsid="002040ec" officeooo:paragraph-rsid="002040ec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20pt" fo:language="sv" fo:country="SE" fo:font-weight="bold" officeooo:rsid="001970b8" officeooo:paragraph-rsid="00173be6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Times New Roman1" fo:font-size="12pt" fo:language="sv" fo:country="SE" officeooo:rsid="002be4c8" officeooo:paragraph-rsid="000989d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fo:language="sv" fo:country="SE" fo:font-weight="normal" officeooo:rsid="002b0d16" officeooo:paragraph-rsid="002b0d1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3pt" fo:language="sv" fo:country="SE" fo:font-weight="bold" officeooo:rsid="001970b8" officeooo:paragraph-rsid="00173be6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100%"/>
      <style:text-properties officeooo:rsid="000a640e" officeooo:paragraph-rsid="000989d1"/>
    </style:style>
    <style:style style:name="P16" style:family="paragraph" style:parent-style-name="Standard">
      <style:paragraph-properties fo:line-height="100%"/>
      <style:text-properties officeooo:rsid="000b8e1f" officeooo:paragraph-rsid="000b8e1f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1" fo:font-size="12pt" fo:font-weight="normal" officeooo:paragraph-rsid="0022325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1" fo:font-size="12pt" fo:font-weight="normal" officeooo:paragraph-rsid="00223257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1" fo:font-size="12pt" fo:font-weight="normal" officeooo:rsid="00223257" officeooo:paragraph-rsid="00223257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1" fo:font-size="13pt" fo:font-weight="normal" officeooo:rsid="00223257" officeooo:paragraph-rsid="00223257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1" fo:font-size="13pt" fo:font-weight="normal" officeooo:paragraph-rsid="00223257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1" fo:font-size="13pt" fo:font-weight="normal" officeooo:paragraph-rsid="002b0d16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1" fo:font-size="13pt" fo:font-weight="normal" officeooo:paragraph-rsid="002f1dfd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1" fo:font-size="13pt" fo:font-weight="normal" officeooo:rsid="00272078" officeooo:paragraph-rsid="00272078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223257" officeooo:paragraph-rsid="0022325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sv" fo:country="SE" fo:font-style="normal" fo:font-weight="normal" officeooo:rsid="002b0d16" officeooo:paragraph-rsid="002b0d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3pt" fo:letter-spacing="normal" fo:font-style="normal" fo:font-weight="normal" officeooo:rsid="00223257" officeooo:paragraph-rsid="00247854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3pt" fo:letter-spacing="normal" fo:font-style="normal" fo:font-weight="normal" officeooo:rsid="00223257" officeooo:paragraph-rsid="00223257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3pt" fo:letter-spacing="normal" fo:font-style="normal" fo:font-weight="normal" officeooo:rsid="00247854" officeooo:paragraph-rsid="00272078" style:font-size-asian="13pt" style:font-size-complex="13pt"/>
    </style:style>
    <style:style style:name="P30" style:family="paragraph" style:parent-style-name="Standard">
      <style:paragraph-properties fo:line-height="100%"/>
      <style:text-properties style:font-name="Times New Roman1" fo:language="sv" fo:country="SE" officeooo:rsid="001c424f" officeooo:paragraph-rsid="0030000c"/>
    </style:style>
    <style:style style:name="P31" style:family="paragraph" style:parent-style-name="Standard">
      <style:text-properties style:font-name="Times New Roman1" fo:language="sv" fo:country="SE" officeooo:rsid="002040ec" officeooo:paragraph-rsid="0030000c"/>
    </style:style>
    <style:style style:name="P32" style:family="paragraph" style:parent-style-name="Standard">
      <style:text-properties style:font-name="Times New Roman1" fo:language="sv" fo:country="SE" officeooo:rsid="000989d1" officeooo:paragraph-rsid="0030000c"/>
    </style:style>
    <style:style style:name="P33" style:family="paragraph" style:parent-style-name="Heading_20_2">
      <style:text-properties style:font-name="Times New Roman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24f" style:font-style-asian="normal" style:font-style-complex="normal"/>
    </style:style>
    <style:style style:name="T3" style:family="text">
      <style:text-properties fo:font-style="normal" officeooo:rsid="0021a6c4" style:font-style-asian="normal" style:font-style-complex="normal"/>
    </style:style>
    <style:style style:name="T4" style:family="text">
      <style:text-properties fo:font-style="normal" officeooo:rsid="0024cd40" style:font-style-asian="normal" style:font-style-complex="normal"/>
    </style:style>
    <style:style style:name="T5" style:family="text">
      <style:text-properties fo:font-style="normal" officeooo:rsid="001e4cef" style:font-style-asian="normal" style:font-style-complex="normal"/>
    </style:style>
    <style:style style:name="T6" style:family="text">
      <style:text-properties fo:font-style="normal" officeooo:rsid="0030000c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cd40" style:font-style-asian="normal" style:font-weight-asian="normal" style:font-style-complex="normal" style:font-weight-complex="normal"/>
    </style:style>
    <style:style style:name="T10" style:family="text">
      <style:text-properties officeooo:rsid="001c424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3e6d0" style:font-style-asian="italic" style:font-style-complex="italic"/>
    </style:style>
    <style:style style:name="T13" style:family="text">
      <style:text-properties fo:font-style="italic" officeooo:rsid="0017489e" style:font-style-asian="italic" style:font-style-complex="italic"/>
    </style:style>
    <style:style style:name="T14" style:family="text">
      <style:text-properties fo:font-style="italic" officeooo:rsid="001d5091" style:font-style-asian="italic" style:font-style-complex="italic"/>
    </style:style>
    <style:style style:name="T15" style:family="text">
      <style:text-properties fo:font-style="italic" officeooo:rsid="001e00af" style:font-style-asian="italic" style:font-style-complex="italic"/>
    </style:style>
    <style:style style:name="T16" style:family="text">
      <style:text-properties fo:font-style="italic" officeooo:rsid="000a640e" style:font-style-asian="italic" style:font-style-complex="italic"/>
    </style:style>
    <style:style style:name="T17" style:family="text">
      <style:text-properties fo:font-style="italic" officeooo:rsid="0030000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2" style:family="text">
      <style:text-properties officeooo:rsid="0024cd40"/>
    </style:style>
    <style:style style:name="T23" style:family="text">
      <style:text-properties officeooo:rsid="00223ba5"/>
    </style:style>
    <style:style style:name="T24" style:family="text">
      <style:text-properties officeooo:rsid="000eb256"/>
    </style:style>
    <style:style style:name="T25" style:family="text">
      <style:text-properties officeooo:rsid="001e5a8e"/>
    </style:style>
    <style:style style:name="T26" style:family="text">
      <style:text-properties officeooo:rsid="0027e8ef"/>
    </style:style>
    <style:style style:name="T27" style:family="text">
      <style:text-properties officeooo:rsid="001c89db"/>
    </style:style>
    <style:style style:name="T28" style:family="text">
      <style:text-properties style:font-name="Times New Roman1" fo:language="sv" fo:country="SE"/>
    </style:style>
    <style:style style:name="T29" style:family="text">
      <style:text-properties style:font-name="Times New Roman1" fo:language="sv" fo:country="SE" fo:font-style="italic" style:font-style-asian="italic" style:font-style-complex="italic"/>
    </style:style>
    <style:style style:name="T30" style:family="text">
      <style:text-properties officeooo:rsid="000b8e1f"/>
    </style:style>
    <style:style style:name="T31" style:family="text">
      <style:text-properties officeooo:rsid="001370ec"/>
    </style:style>
    <style:style style:name="T32" style:family="text">
      <style:text-properties fo:font-size="11pt" fo:font-style="normal" style:font-size-asian="11pt" style:font-style-asian="normal" style:font-size-complex="11pt" style:font-style-complex="normal"/>
    </style:style>
    <style:style style:name="T3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1d361b"/>
    </style:style>
    <style:style style:name="T36" style:family="text">
      <style:text-properties officeooo:rsid="001d5091"/>
    </style:style>
    <style:style style:name="T37" style:family="text">
      <style:text-properties officeooo:rsid="001e521c"/>
    </style:style>
    <style:style style:name="T38" style:family="text">
      <style:text-properties officeooo:rsid="000a640e"/>
    </style:style>
    <style:style style:name="T39" style:family="text">
      <style:text-properties officeooo:rsid="00223257"/>
    </style:style>
    <style:style style:name="T40" style:family="text">
      <style:text-properties fo:font-variant="normal" fo:text-transform="none" fo:letter-spacing="normal" fo:font-style="normal"/>
    </style:style>
    <style:style style:name="T41" style:family="text">
      <style:text-properties fo:font-variant="normal" fo:text-transform="none" fo:letter-spacing="normal" fo:font-style="normal" officeooo:rsid="00223257"/>
    </style:style>
    <style:style style:name="T42" style:family="text">
      <style:text-properties fo:font-variant="normal" fo:text-transform="none" fo:letter-spacing="normal" fo:font-style="normal" style:font-size-asian="12pt" style:font-size-complex="12pt"/>
    </style:style>
    <style:style style:name="T43" style:family="text">
      <style:text-properties fo:font-variant="normal" fo:text-transform="none" fo:letter-spacing="normal" fo:font-style="normal" officeooo:rsid="00223257" style:font-size-asian="12pt" style:font-size-complex="12pt"/>
    </style:style>
    <style:style style:name="T44" style:family="text">
      <style:text-properties fo:font-variant="normal" fo:text-transform="none" fo:letter-spacing="normal" fo:font-style="normal" officeooo:rsid="00230b49"/>
    </style:style>
    <style:style style:name="T45" style:family="text">
      <style:text-properties fo:font-variant="normal" fo:text-transform="none" fo:letter-spacing="normal" fo:font-style="normal" officeooo:rsid="00247854"/>
    </style:style>
    <style:style style:name="T46" style:family="text">
      <style:text-properties fo:font-variant="normal" fo:text-transform="none" fo:letter-spacing="normal" fo:font-style="normal" officeooo:rsid="002b0d16"/>
    </style:style>
    <style:style style:name="T47" style:family="text">
      <style:text-properties fo:font-variant="normal" fo:text-transform="none" fo:letter-spacing="normal" fo:font-style="normal" officeooo:rsid="002b2c7d"/>
    </style:style>
    <style:style style:name="T48" style:family="text">
      <style:text-properties fo:font-variant="normal" fo:text-transform="none" fo:letter-spacing="normal" fo:font-style="normal" officeooo:rsid="002f1dfd"/>
    </style:style>
    <style:style style:name="T49" style:family="text">
      <style:text-properties fo:font-variant="normal" fo:text-transform="none" fo:letter-spacing="normal" fo:language="sv" fo:country="SE" fo:font-style="normal" officeooo:rsid="001c424f"/>
    </style:style>
    <style:style style:name="T50" style:family="text">
      <style:text-properties fo:font-variant="normal" fo:text-transform="none" fo:letter-spacing="normal" fo:language="sv" fo:country="SE" fo:font-style="normal" officeooo:rsid="002b0d16"/>
    </style:style>
    <style:style style:name="T51" style:family="text">
      <style:text-properties fo:font-variant="normal" fo:text-transform="none" fo:letter-spacing="normal" fo:language="sv" fo:country="SE" fo:font-style="normal" officeooo:rsid="00223257"/>
    </style:style>
    <style:style style:name="T52" style:family="text">
      <style:text-properties fo:font-variant="normal" fo:text-transform="none" fo:letter-spacing="normal" fo:language="sv" fo:country="SE" fo:font-style="normal" officeooo:rsid="002b2c7d"/>
    </style:style>
    <style:style style:name="T53" style:family="text">
      <style:text-properties fo:font-variant="normal" fo:text-transform="none" fo:letter-spacing="normal" fo:language="sv" fo:country="SE" fo:font-style="normal" officeooo:rsid="002d005d"/>
    </style:style>
    <style:style style:name="T54" style:family="text">
      <style:text-properties fo:font-variant="normal" fo:text-transform="none" fo:color="#000000" fo:font-size="13pt" fo:letter-spacing="normal" fo:font-style="normal" officeooo:rsid="00223257" style:font-size-asian="13pt" style:font-size-complex="13pt"/>
    </style:style>
    <style:style style:name="T55" style:family="text">
      <style:text-properties fo:language="sv" fo:country="SE" officeooo:rsid="00223257" style:font-weight-asian="normal" style:font-weight-complex="normal"/>
    </style:style>
    <style:style style:name="T56" style:family="text">
      <style:text-properties officeooo:rsid="002b0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rriculum vitae</text:p>
      <text:p text:style-name="P1"/>
      <text:p text:style-name="P4"/>
      <text:p text:style-name="P4"><text:span text:style-name="T11">Namn</text:span> <text:tab/><text:tab/><text:tab/>Amanda <text:span text:style-name="T30">Sofia Margareta </text:span>Sandberg</text:p>
      <text:p text:style-name="P4"><text:span text:style-name="T11">Adress</text:span><text:tab/><text:tab/><text:tab/>Storgatan 11, 364 31, Åseda</text:p>
      <text:p text:style-name="P4"><text:span text:style-name="T11">Telefon</text:span><text:tab/><text:tab/><text:tab/>070 - 602 77 22</text:p>
      <text:p text:style-name="P15"><text:span text:style-name="T29">E-post</text:span><text:span text:style-name="T28"><text:tab/><text:tab/><text:tab/></text:span><text:a xlink:type="simple" xlink:href="mailto:amandasandberg@hotmail.com"><text:span text:style-name="T28">amandasandberg@hotmail.com</text:span></text:a></text:p>
      <text:p text:style-name="P16"><text:span text:style-name="T29">Hemsida</text:span><text:span text:style-name="T28"><text:tab/><text:tab/></text:span><text:a xlink:type="simple" xlink:href="http://www.amandasofiamargareta.se/"><text:span text:style-name="T28">http://www.amandasofiamargareta.se/</text:span></text:a></text:p>
      <text:p text:style-name="P2"/>
      <text:h text:style-name="P33" text:outline-level="2">Utbildning</text:h>
      <text:p text:style-name="P30"><text:span text:style-name="T33">201</text:span><text:span text:style-name="T34">3 –</text:span><text:span text:style-name="T33"> (pågår)</text:span><text:span text:style-name="T32"><text:tab/></text:span><text:span text:style-name="T3">Italienska A:1 </text:span><text:span text:style-name="T4">15hp</text:span><text:span text:style-name="T3">, I</text:span><text:span text:style-name="T5">talienska A:2 </text:span><text:span text:style-name="T4">15hp</text:span><text:span text:style-name="T5">, </text:span><text:span text:style-name="T3">I</text:span><text:span text:style-name="T5">talienska B:1 </text:span><text:span text:style-name="T4">15hp</text:span><text:span text:style-name="T5">,</text:span><text:span text:style-name="T1"> </text:span></text:p>
      <text:p text:style-name="P30"><text:span text:style-name="T1"><text:tab/><text:tab/><text:tab/></text:span><text:span text:style-name="T3">I</text:span><text:span text:style-name="T5">talienska B:</text:span><text:span text:style-name="T6">2</text:span><text:span text:style-name="T5"> </text:span><text:span text:style-name="T4">15hp</text:span><text:span text:style-name="T5">,</text:span><text:span text:style-name="T1"> </text:span>Umeå universitet <text:span text:style-name="T31">(distans)</text:span></text:p>
      <text:p text:style-name="P8"/>
      <text:p text:style-name="P5"><text:span text:style-name="T19">2014 - </text:span><text:span text:style-name="T20">2015</text:span><text:span text:style-name="T23"> <text:tab/><text:tab/>Filosofie magisterexamen mot facköversättning tyska-svenska</text:span><text:span text:style-name="T7"> </text:span><text:span text:style-name="T8">60</text:span><text:span text:style-name="T9">h</text:span><text:span text:style-name="T8">p</text:span>, <text:tab/><text:tab/><text:tab/><text:tab/>Linnéuniversitetet</text:p>
      <text:p text:style-name="P5"/>
      <text:p text:style-name="P5"><text:span text:style-name="T19">201</text:span><text:span text:style-name="T21">1 </text:span><text:span text:style-name="T19">- </text:span><text:span text:style-name="T21">2014</text:span><text:span text:style-name="T10"> <text:tab/><text:tab/>Filosofie kandida</text:span><text:span text:style-name="T2">texamen huvudområde </text:span><text:span text:style-name="T1">tyska</text:span><text:span text:style-name="T11"> </text:span>180<text:span text:style-name="T22">h</text:span>p, Linnéuniversitetet</text:p>
      <text:p text:style-name="P5"/>
      <text:p text:style-name="P4"><text:span text:style-name="T19">2005 - 2008</text:span><text:span text:style-name="T18"> </text:span><text:span text:style-name="T1"><text:tab/><text:tab/>Samhällsvetenskapliga programmet, </text:span>Skvaderns gymnasieskola</text:p>
      <text:h text:style-name="P33" text:outline-level="2"/>
      <text:h text:style-name="P33" text:outline-level="2">Arbetslivserfarenhet</text:h>
      <text:p text:style-name="P32"><text:span text:style-name="T17">12 jan 2016,</text:span><text:span text:style-name="T11"><text:tab/><text:tab/></text:span>Tolk under <text:span text:style-name="T37">Brandskyddsföreningens</text:span> <text:span text:style-name="T36">kurs i Heta Arbeten,</text:span> SC<text:span text:style-name="T36">A, </text:span>Sundsvall</text:p>
      <text:p text:style-name="P32"><text:span text:style-name="T14">26 okt, 2 nov </text:span><text:span text:style-name="T11">2015</text:span></text:p>
      <text:p text:style-name="P31"/>
      <text:p text:style-name="P9"><text:span text:style-name="T11">3 nov </text:span><text:span text:style-name="T15">2015</text:span><text:tab/><text:tab/>Tolk under liftutbildning, SCA, Sundsvall</text:p>
      <text:p text:style-name="P10"><text:tab/></text:p>
      <text:p text:style-name="P10"><text:span text:style-name="T16">Sommaren 2012</text:span><text:span text:style-name="T38"> <text:tab/>Receptionist, Evedals Camping, Växjö</text:span></text:p>
      <text:p text:style-name="P6"/>
      <text:p text:style-name="P6"><text:span text:style-name="T11">201</text:span><text:span text:style-name="T12">1</text:span> <text:tab/><text:tab/><text:tab/>Frukostvärdinna/<text:span text:style-name="T22">receptionist</text:span>, Hotel Stadt, Lübeck, Tyskland</text:p>
      <text:p text:style-name="P3"/>
      <text:p text:style-name="P6"><text:span text:style-name="T11">2009 - 2010</text:span> <text:tab/><text:tab/>Au pair <text:span text:style-name="T24">hos privat familj</text:span>, Lübeck, Tyskland</text:p>
      <text:p text:style-name="P6"/>
      <text:p text:style-name="P3"><text:span text:style-name="T11">Sommaren 2009</text:span> <text:tab/>Receptionist, Grimen Camping, Bergen, Norge</text:p>
      <text:p text:style-name="P3"/>
      <text:h text:style-name="P33" text:outline-level="2">Språk</text:h>
      <text:p text:style-name="P3"><text:span text:style-name="T11">Svenska</text:span> <text:tab/><text:tab/>modersmål</text:p>
      <text:p text:style-name="P7"><text:span text:style-name="T11">Tyska</text:span> <text:tab/><text:tab/><text:tab/><text:span text:style-name="T35">flytande</text:span></text:p>
      <text:p text:style-name="P3"><text:span text:style-name="T13">E</text:span><text:span text:style-name="T11">ngelska</text:span> <text:tab/><text:tab/><text:span text:style-name="T25">mycket goda kunskaper</text:span></text:p>
      <text:p text:style-name="P3"><text:span text:style-name="T13">I</text:span><text:span text:style-name="T11">talienska</text:span> <text:tab/><text:tab/><text:span text:style-name="T26">goda kunskaper</text:span></text:p>
      <text:p text:style-name="P3"/>
      <text:h text:style-name="P33" text:outline-level="2">Översättningsverktyg</text:h>
      <text:p text:style-name="P12">Grundläggande kunskaper i översättningsverktyget Wordfast</text:p>
      <text:h text:style-name="P33" text:outline-level="2"/>
      <text:h text:style-name="P33" text:outline-level="2">Intressen</text:h>
      <text:p text:style-name="P3">Språk, litteratur, trädgård <text:span text:style-name="T22">och grönsaksodling</text:span>, <text:span text:style-name="T27">sim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6-01-17T09:56:52.535024637</dc:date>
    <dc:creator>Jan </dc:creator>
    <meta:editing-duration>PT1H21S</meta:editing-duration>
    <meta:editing-cycles>38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47" meta:character-count="1237" meta:non-whitespace-character-count="1075"/>
  </office:meta>
</office:document-meta>
</file>